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98e8a"/>
    </style:style>
    <style:style style:name="P2" style:family="paragraph" style:parent-style-name="Text_20_body" style:list-style-name="L1">
      <style:text-properties fo:font-weight="normal" officeooo:paragraph-rsid="00198e8a" style:font-weight-asian="normal" style:font-weight-complex="normal"/>
    </style:style>
    <style:style style:name="P3" style:family="paragraph" style:parent-style-name="Text_20_body" style:list-style-name="L1">
      <style:paragraph-properties fo:margin-left="0.63cm" fo:margin-right="0cm" fo:text-indent="-0.63cm" style:auto-text-indent="false">
        <style:tab-stops/>
      </style:paragraph-properties>
      <style:text-properties fo:language="zxx" fo:country="none" officeooo:paragraph-rsid="00198e8a" style:language-asian="zxx" style:country-asian="none" style:language-complex="zxx" style:country-complex="none"/>
    </style:style>
    <style:style style:name="P4" style:family="paragraph" style:parent-style-name="Text_20_body" style:list-style-name="L1">
      <style:paragraph-properties fo:margin-left="0.63cm" fo:margin-right="0cm" fo:text-indent="-0.63cm" style:auto-text-indent="false" fo:background-color="transparent">
        <style:tab-stops/>
        <style:background-image/>
      </style:paragraph-properties>
      <style:text-properties officeooo:paragraph-rsid="00198e8a"/>
    </style:style>
    <style:style style:name="P5" style:family="paragraph" style:parent-style-name="Text_20_body" style:list-style-name="L1" style:master-page-name="">
      <style:paragraph-properties fo:margin-left="0.63cm" fo:margin-right="0cm" fo:text-indent="-0.63cm" style:auto-text-indent="false" style:page-number="auto">
        <style:tab-stops/>
      </style:paragraph-properties>
      <style:text-properties officeooo:paragraph-rsid="00198e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999e" style:font-weight-asian="bold" style:font-weight-complex="bold"/>
    </style:style>
    <style:style style:name="T3" style:family="text">
      <style:text-properties fo:font-weight="bold" officeooo:rsid="0019190b" style:font-weight-asian="bold" style:font-weight-complex="bold"/>
    </style:style>
    <style:style style:name="T4" style:family="text">
      <style:text-properties officeooo:rsid="0023999e"/>
    </style:style>
    <style:style style:name="T5" style:family="text">
      <style:text-properties fo:font-weight="normal" officeooo:rsid="0023999e" style:font-weight-asian="normal" style:font-weight-complex="normal"/>
    </style:style>
    <style:style style:name="T6" style:family="text">
      <style:text-properties officeooo:rsid="0019190b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language="zxx" fo:country="none" officeooo:rsid="0019190b" style:language-asian="zxx" style:country-asian="none" style:language-complex="zxx" style:country-complex="none"/>
    </style:style>
    <style:style style:name="T9" style:family="text">
      <style:text-properties fo:language="zxx" fo:country="none" officeooo:rsid="0023999e" style:language-asian="zxx" style:country-asian="none" style:language-complex="zxx" style:country-complex="none"/>
    </style:style>
    <style:style style:name="T1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quisiti funzionali</text:h>
      <text:p text:style-name="Text_20_body"/>
      <text:list xml:id="list31590356" text:style-name="L1">
        <text:list-header>
          <text:p text:style-name="P5">Relativamente alla gestione della struttura di nido, il sistema dovrà:</text:p>
        </text:list-header>
        <text:list-item>
          <text:p text:style-name="P1">semplificare la <text:span text:style-name="T1">presentazione di richieste</text:span> da parte degli utenti e l'elaborazione di queste;</text:p>
        </text:list-item>
        <text:list-item>
          <text:p text:style-name="P1">aumentare l'automatismo nella <text:span text:style-name="T1">trasmissione delle richieste</text:span> da un ente all'altro;</text:p>
        </text:list-item>
        <text:list-item>
          <text:p text:style-name="P1"><text:span text:style-name="T1">automatizzare il reperimento</text:span> delle informazioni necessarie all'evasione delle richieste, in accordo alle procedure decisionali già in vigore e previste dal regolamento della struttura;</text:p>
          <text:p text:style-name="P3">Dovrà essere presente anche un'<text:span text:style-name="T1">interfaccia di amministrazione</text:span>, che permetta di tenere traccia, nel rispetto delle normative vigenti in materia di privacy e protezione dei dati sensibili:</text:p>
        </text:list-item>
        <text:list-item text:start-value="1">
          <text:p text:style-name="P1">degli <text:span text:style-name="T1">utenti</text:span> del servizio <text:span text:style-name="T4">ammessi tramite </text:span><text:span text:style-name="T2">bando di partecipazione</text:span><text:span text:style-name="T5">, e rimossi tramite </text:span><text:span text:style-name="T2">formale richiesta di rinuncia</text:span><text:span text:style-name="T5"> o alla fine del loro ciclo scolastico;</text:span></text:p>
        </text:list-item>
        <text:list-item>
          <text:p text:style-name="P1"><text:span text:style-name="T5">della </text:span><text:span text:style-name="T2">categoria</text:span><text:span text:style-name="T5"> cui essi appartengono,</text:span></text:p>
        </text:list-item>
        <text:list-item>
          <text:p text:style-name="P1"><text:span text:style-name="T5">delle </text:span><text:span text:style-name="T2">tipologie di servizi di cui usufruiscono,</text:span></text:p>
        </text:list-item>
        <text:list-item>
          <text:p text:style-name="P1"><text:span text:style-name="T6">del </text:span><text:span text:style-name="T3">personale</text:span><text:span text:style-name="T6"> che gestisce il servizio, </text:span><text:span text:style-name="T4">il quale viene inserito, gestito e licenziato dall'ufficio dell'istituto;</text:span></text:p>
          <text:p text:style-name="P3"><text:span text:style-name="T4">Deve inoltre essere presente un sistema di</text:span><text:span text:style-name="T2"> gestione del servizio,</text:span><text:span text:style-name="T4"> il quale si preoccupa di verificare:</text:span></text:p>
        </text:list-item>
        <text:list-item text:start-value="1">
          <text:p text:style-name="P1"><text:span text:style-name="T4">l</text:span>o <text:span text:style-name="T1">stato dei pagamenti delle rette previste</text:span></text:p>
          <text:p text:style-name="P4">I<text:span text:style-name="T7">noltre, l'università prevede un </text:span><text:span text:style-name="T10">rimborso tacito</text:span><text:span text:style-name="T7"> di parte d</text:span><text:span text:style-name="T8">ell</text:span><text:span text:style-name="T7">a retta, per coloro che usufruiscono del servizio in qualità di dipendenti o utenti dell'università. Il servizio dovrà </text:span><text:span text:style-name="T9">quindi</text:span><text:span text:style-name="T7"> provvedere anche a:</text:span></text:p>
        </text:list-item>
        <text:list-item>
          <text:p text:style-name="P1"><text:span text:style-name="T1">semplificare l'identificazione di tali utenti</text:span> e <text:span text:style-name="T1">l'erogazione dei rimborsi</text:span>, secondo le procedure già previste;</text:p>
        </text:list-item>
        <text:list-item>
          <text:p text:style-name="P2"><text:span text:style-name="T4">semplificare la gestione di </text:span><text:span text:style-name="T2">tirocinanti</text:span><text:span text:style-name="T4">, da inserire in situazioni di eventuale necessità</text:span></text:p>
        </text:list-item>
        <text:list-item>
          <text:p text:style-name="P2"><text:span text:style-name="T4">specificare e gestire le </text:span><text:span text:style-name="T2">variazioni delle tipologie dei servizi</text:span><text:span text:style-name="T4"> che gli utenti desiderano ricevere per i propri bambini.</text:span></text:p>
          <text:p text:style-name="P3">In ultimo, è richiesto un <text:span text:style-name="T1">portale pubblico</text:span>, che permetta utilizzo dei servizi precedentemente illustrati e fornisca:</text:p>
        </text:list-item>
        <text:list-item text:start-value="1">
          <text:p text:style-name="P1">una maggiore visibilità al servizio di asilo nido, fornendo ai visitatori <text:span text:style-name="T1">informazioni sul servizio</text:span>;</text:p>
        </text:list-item>
        <text:list-item>
          <text:p text:style-name="P1">a coloro i quali sono interessati, il <text:span text:style-name="T1">materiale e le informazioni necessari</text:span> per accedere al servizio;</text:p>
        </text:list-item>
        <text:list-item>
          <text:p text:style-name="P1">la possibilità di <text:span text:style-name="T1">pubblicare informazioni di servizio e gli elenchi dei vincitori dei bandi</text:span>, a condizione di restare nel rispetto delle normative vigenti in materia di <text:span text:style-name="T1">protezione dei dati sensibili</text:span></text:p>
        </text:list-item>
        <text:list-item>
          <text:p text:style-name="P1">la possibilità di <text:span text:style-name="T1">scambiare informazioni ed esperienze</text:span> tra utenti del servizio e il personale della struttura.</text:p>
        </text:list-item>
        <text:list-item>
          <text:p text:style-name="P1">ai genitori, la possibilità di <text:span text:style-name="T1">compilare questionari</text:span>, proposti dall'amministrazione dell'asilo, in cui essi possono esprimere un <text:span text:style-name="T1">giudizio sulla qualità del servizio</text:span>;</text:p>
        </text:list-item>
        <text:list-item>
          <text:p text:style-name="P1">il servizio di <text:span text:style-name="T1">salvataggio, sintesi e presentazione delle risposte ai sopracitati questionari </text:span>al somministratore, in accordo alla normativa vigente in materia di privac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29:43</meta:creation-date>
    <dc:date>2012-10-17T11:53:08.76</dc:date>
    <meta:editing-duration>P0D</meta:editing-duration>
    <meta:editing-cycles>2</meta:editing-cycles>
    <meta:document-statistic meta:table-count="0" meta:image-count="0" meta:object-count="0" meta:page-count="1" meta:paragraph-count="23" meta:word-count="384" meta:character-count="2646" meta:non-whitespace-character-count="2302"/>
  </office:meta>
</office:document-meta>
</file>